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1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33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cm"/>
      <style:paragraph-properties style:writing-mode="lr-tb"/>
    </style:style>
    <style:style style:name="gr3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5cm" fo:min-width="5.5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40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45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 style:writing-mode="lr-tb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line-height="100%" fo:text-align="end"/>
    </style:style>
    <style:style style:name="P15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6.2cm" svg:viewBox="0 0 800 0" svg:d="M0 0c200 0 600 0 800 0">
            <text:p/>
          </draw:path>
          <draw:path draw:style-name="gr1" draw:text-style-name="P1" draw:layer="layout" svg:width="0.799cm" svg:height="0cm" svg:x="12.6cm" svg:y="15.8cm" svg:viewBox="0 0 800 0" svg:d="M0 0c200 0 600 0 800 0">
            <text:p/>
          </draw:path>
          <draw:path draw:style-name="gr1" draw:text-style-name="P1" draw:layer="layout" svg:width="0cm" svg:height="-0.799cm" svg:x="13cm" svg:y="15.8cm" svg:viewBox="0 0 0 -800" svg:d="M0 800c0-267 0-533 0-800">
            <text:p/>
          </draw:path>
          <draw:path draw:style-name="gr1" draw:text-style-name="P1" draw:layer="layout" svg:width="0cm" svg:height="-0.799cm" svg:x="13cm" svg:y="17cm" svg:viewBox="0 0 0 -800" svg:d="M0 800c0-267 0-533 0-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line draw:style-name="gr4" draw:text-style-name="P1" draw:layer="layout" svg:x1="7.5cm" svg:y1="8cm" svg:x2="9.5cm" svg:y2="8cm">
          <text:p/>
        </draw:line>
        <draw:custom-shape draw:style-name="gr10" draw:text-style-name="P6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custom-shape draw:style-name="gr11" draw:text-style-name="P7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3" draw:text-style-name="P8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4" draw:text-style-name="P9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5" draw:text-style-name="P8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6" draw:text-style-name="P10" draw:layer="layout" svg:width="1.73cm" svg:height="0.725cm" svg:x="1.37cm" svg:y="11.6cm">
          <draw:text-box>
            <text:p><text:span text:style-name="T3">Value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7" draw:text-style-name="P11" draw:layer="layout" svg:width="1.611cm" svg:height="0.725cm" svg:x="1.37cm" svg:y="12.5cm">
          <draw:text-box>
            <text:p><text:span text:style-name="T4">Blue text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12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9" draw:text-style-name="P13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20" draw:text-style-name="P11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1" draw:text-style-name="P15" draw:layer="layout" svg:width="0.688cm" svg:height="0.878cm" svg:x="17.44cm" svg:y="10.525cm">
            <draw:text-box>
              <text:p text:style-name="P14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2" draw:text-style-name="P16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3" draw:text-style-name="P16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4" draw:text-style-name="P16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5" draw:text-style-name="P17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6" draw:text-style-name="P16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7" draw:text-style-name="P16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8" draw:text-style-name="P16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9" draw:text-style-name="P16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4" draw:text-style-name="P9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0" draw:text-style-name="P18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svg:x="14.6cm" svg:y="15.8cm" svg:viewBox="0 0 800 0" svg:d="M0 0c200 0 600 0 800 0">
            <text:p/>
          </draw:path>
          <draw:path draw:style-name="gr1" draw:text-style-name="P1" draw:layer="layout" svg:width="0cm" svg:height="0.799cm" svg:x="15cm" svg:y="15cm" svg:viewBox="0 0 0 800" svg:d="M0 0c0 267 0 533 0 800">
            <text:p/>
          </draw:path>
          <draw:path draw:style-name="gr1" draw:text-style-name="P1" draw:layer="layout" svg:width="0cm" svg:height="0.899cm" svg:x="15cm" svg:y="16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6.2937423816913cm)" svg:viewBox="0 0 640 488" svg:d="M0 8c560-80 640 480 640 480">
            <text:p/>
          </draw:path>
          <draw:line draw:style-name="gr4" draw:text-style-name="P1" draw:layer="layout" svg:x1="15.2cm" svg:y1="15.5cm" svg:x2="15.2cm" svg:y2="15.7cm">
            <text:p/>
          </draw:line>
          <draw:line draw:style-name="gr4" draw:text-style-name="P1" draw:layer="layout" svg:x1="15.3cm" svg:y1="15.6cm" svg:x2="15.1cm" svg:y2="15.6cm">
            <text:p/>
          </draw:line>
        </draw:g>
        <draw:g>
          <draw:g>
            <draw:path draw:style-name="gr1" draw:text-style-name="P1" draw:layer="layout" svg:width="0.799cm" svg:height="0cm" svg:x="16.6cm" svg:y="16.2cm" svg:viewBox="0 0 800 0" svg:d="M0 0c200 0 600 0 800 0">
              <text:p/>
            </draw:path>
            <draw:path draw:style-name="gr1" draw:text-style-name="P1" draw:layer="layout" svg:width="0.799cm" svg:height="0cm" svg:x="16.6cm" svg:y="15.8cm" svg:viewBox="0 0 800 0" svg:d="M0 0c200 0 600 0 800 0">
              <text:p/>
            </draw:path>
            <draw:path draw:style-name="gr1" draw:text-style-name="P1" draw:layer="layout" svg:width="0cm" svg:height="0.799cm" svg:x="17cm" svg:y="15cm" svg:viewBox="0 0 0 800" svg:d="M0 0c0 267 0 533 0 800">
              <text:p/>
            </draw:path>
            <draw:path draw:style-name="gr1" draw:text-style-name="P1" draw:layer="layout" svg:width="0cm" svg:height="0.799cm" svg:x="17cm" svg:y="16.2cm" svg:viewBox="0 0 0 800" svg:d="M0 0c0 267 0 533 0 800">
              <text:p/>
            </draw:path>
            <draw:line draw:style-name="gr4" draw:text-style-name="P1" draw:layer="layout" svg:x1="16.5cm" svg:y1="16.5cm" svg:x2="17.5cm" svg:y2="15.5cm">
              <text:p/>
            </draw:line>
            <draw:custom-shape draw:style-name="gr31" draw:text-style-name="P7" draw:layer="layout" svg:width="0.199cm" svg:height="0.2cm" draw:transform="rotate (0.785398163397448) translate (17.318cm 1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32" draw:text-style-name="P13" draw:layer="layout" svg:width="1.213cm" svg:height="0.569cm" svg:x="8.056cm" svg:y="14cm">
          <draw:text-box>
            <text:p text:style-name="P2"><text:span text:style-name="T7">GDTs</text:span></text:p>
          </draw:text-box>
        </draw:frame>
        <draw:g>
          <draw:custom-shape draw:style-name="gr5" draw:text-style-name="P5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cm" svg:y1="17cm" svg:x2="7cm" svg:y2="16.2cm">
            <text:p/>
          </draw:line>
          <draw:line draw:style-name="gr4" draw:text-style-name="P1" draw:layer="layout" svg:x1="7cm" svg:y1="15.8cm" svg:x2="7cm" svg:y2="15cm">
            <text:p/>
          </draw:line>
          <draw:custom-shape draw:style-name="gr31" draw:text-style-name="P7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7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3" draw:text-style-name="P7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4" draw:text-style-name="P19" draw:layer="layout" svg:width="1.569cm" svg:height="0.489cm" svg:x="6.231cm" svg:y="14.511cm">
          <draw:text-box>
            <text:p text:style-name="P2"><text:span text:style-name="T10">2-electrode</text:span></text:p>
          </draw:text-box>
        </draw:frame>
        <draw:frame draw:style-name="gr34" draw:text-style-name="P19" draw:layer="layout" svg:width="1.569cm" svg:height="0.489cm" svg:x="9.231cm" svg:y="14.5cm">
          <draw:text-box>
            <text:p text:style-name="P2"><text:span text:style-name="T10">3-electrode</text:span></text:p>
          </draw:text-box>
        </draw:frame>
        <draw:g>
          <draw:custom-shape draw:style-name="gr5" draw:text-style-name="P5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cm" svg:y1="17cm" svg:x2="10cm" svg:y2="16.2cm">
            <text:p/>
          </draw:line>
          <draw:line draw:style-name="gr4" draw:text-style-name="P1" draw:layer="layout" svg:x1="10cm" svg:y1="15.8cm" svg:x2="10cm" svg:y2="15cm">
            <text:p/>
          </draw:line>
          <draw:custom-shape draw:style-name="gr31" draw:text-style-name="P7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1" draw:text-style-name="P7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3" draw:text-style-name="P7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cm" svg:y1="16cm" svg:x2="10.1cm" svg:y2="16cm">
            <text:p/>
          </draw:line>
        </draw:g>
        <draw:frame draw:style-name="gr34" draw:text-style-name="P19" draw:layer="layout" svg:width="1.637cm" svg:height="0.489cm" svg:x="12.131cm" svg:y="14.5cm">
          <draw:text-box>
            <text:p text:style-name="P2"><text:span text:style-name="T10">Unpolarized</text:span></text:p>
          </draw:text-box>
        </draw:frame>
        <draw:frame draw:style-name="gr35" draw:text-style-name="P19" draw:layer="layout" svg:width="1.387cm" svg:height="0.489cm" svg:x="14.2cm" svg:y="14.5cm">
          <draw:text-box>
            <text:p text:style-name="P2"><text:span text:style-name="T10">Polarized</text:span></text:p>
          </draw:text-box>
        </draw:frame>
        <draw:frame draw:style-name="gr35" draw:text-style-name="P19" draw:layer="layout" svg:width="1.268cm" svg:height="0.489cm" svg:x="16.3cm" svg:y="14.5cm">
          <draw:text-box>
            <text:p text:style-name="P2"><text:span text:style-name="T10">Variable</text:span></text:p>
          </draw:text-box>
        </draw:frame>
        <draw:frame draw:style-name="gr34" draw:text-style-name="P18" draw:layer="layout" svg:width="1.857cm" svg:height="0.569cm" svg:x="14.063cm" svg:y="14.011cm">
          <draw:text-box>
            <text:p text:style-name="P20"><text:span text:style-name="T7">Capacitors</text:span></text:p>
          </draw:text-box>
        </draw:frame>
        <draw:custom-shape draw:style-name="gr36" draw:text-style-name="P5" draw:layer="layout" svg:width="6cm" svg:height="3.2cm" svg:x="12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13.5cm" svg:y1="4.7cm" svg:x2="14.5cm" svg:y2="4.7cm">
            <text:p/>
          </draw:line>
          <draw:line draw:style-name="gr4" draw:text-style-name="P1" draw:layer="layout" svg:x1="13.7cm" svg:y1="4.9cm" svg:x2="14.3cm" svg:y2="4.9cm">
            <text:p/>
          </draw:line>
          <draw:line draw:style-name="gr4" draw:text-style-name="P1" draw:layer="layout" svg:x1="13.5cm" svg:y1="5.1cm" svg:x2="14.5cm" svg:y2="5.1cm">
            <text:p/>
          </draw:line>
          <draw:line draw:style-name="gr4" draw:text-style-name="P1" draw:layer="layout" svg:x1="13.7cm" svg:y1="5.3cm" svg:x2="14.3cm" svg:y2="5.3cm">
            <text:p/>
          </draw:line>
          <draw:line draw:style-name="gr4" draw:text-style-name="P1" draw:layer="layout" svg:x1="14cm" svg:y1="4.7cm" svg:x2="14cm" svg:y2="4cm">
            <text:p/>
          </draw:line>
          <draw:line draw:style-name="gr4" draw:text-style-name="P1" draw:layer="layout" svg:x1="14cm" svg:y1="6cm" svg:x2="14cm" svg:y2="5.3cm">
            <text:p/>
          </draw:line>
          <draw:line draw:style-name="gr4" draw:text-style-name="P1" draw:layer="layout" svg:x1="13.5cm" svg:y1="4.4cm" svg:x2="13.7cm" svg:y2="4.4cm">
            <text:p/>
          </draw:line>
          <draw:line draw:style-name="gr4" draw:text-style-name="P1" draw:layer="layout" svg:x1="13.6cm" svg:y1="4.5cm" svg:x2="13.6cm" svg:y2="4.3cm">
            <text:p/>
          </draw:line>
        </draw:g>
        <draw:g>
          <draw:line draw:style-name="gr4" draw:text-style-name="P1" draw:layer="layout" svg:x1="19cm" svg:y1="6cm" svg:x2="19cm" svg:y2="4cm">
            <text:p/>
          </draw:line>
          <draw:line draw:style-name="gr4" draw:text-style-name="P1" draw:layer="layout" svg:x1="19cm" svg:y1="4.7cm" svg:x2="19.5cm" svg:y2="4cm">
            <text:p/>
          </draw:line>
          <draw:line draw:style-name="gr4" draw:text-style-name="P1" draw:layer="layout" svg:x1="19cm" svg:y1="4.7cm" svg:x2="18.5cm" svg:y2="4cm">
            <text:p/>
          </draw:line>
        </draw:g>
        <draw:frame draw:style-name="gr37" draw:text-style-name="P10" draw:layer="layout" svg:width="1.226cm" svg:height="0.725cm" svg:x="18.9cm" svg:y="4.675cm">
          <draw:text-box>
            <text:p><text:span text:style-name="T3">ANT1</text:span></text:p>
          </draw:text-box>
        </draw:frame>
        <draw:g>
          <draw:line draw:style-name="gr4" draw:text-style-name="P1" draw:layer="layout" svg:x1="21cm" svg:y1="6cm" svg:x2="21cm" svg:y2="4cm">
            <text:p/>
          </draw:line>
          <draw:line draw:style-name="gr4" draw:text-style-name="P1" draw:layer="layout" svg:x1="21cm" svg:y1="4.7cm" svg:x2="21.5cm" svg:y2="4cm">
            <text:p/>
          </draw:line>
          <draw:line draw:style-name="gr4" draw:text-style-name="P1" draw:layer="layout" svg:x1="21cm" svg:y1="4.7cm" svg:x2="20.5cm" svg:y2="4cm">
            <text:p/>
          </draw:line>
          <draw:line draw:style-name="gr4" draw:text-style-name="P1" draw:layer="layout" svg:x1="21.5cm" svg:y1="4cm" svg:x2="20.5cm" svg:y2="4cm">
            <text:p/>
          </draw:line>
        </draw:g>
        <draw:frame draw:style-name="gr37" draw:text-style-name="P10" draw:layer="layout" svg:width="1.226cm" svg:height="0.725cm" svg:x="20.9cm" svg:y="4.675cm">
          <draw:text-box>
            <text:p><text:span text:style-name="T3">ANT1</text:span></text:p>
          </draw:text-box>
        </draw:frame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38" draw:text-style-name="P18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39" draw:text-style-name="P18" draw:layer="layout" svg:width="1.412cm" svg:height="0.569cm" svg:x="2.931cm" svg:y="5.5cm">
          <draw:text-box>
            <text:p text:style-name="P2"><text:span text:style-name="T7">Square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1" draw:text-style-name="P7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10" draw:text-style-name="P6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1" draw:text-style-name="P7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1" draw:text-style-name="P7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10" draw:text-style-name="P6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1" draw:text-style-name="P7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0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1" draw:text-style-name="P7" draw:layer="layout" svg:width="0.2cm" svg:height="0.2cm" draw:transform="rotate (-0.99413954193597) translate (4.757cm 3.51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10" draw:text-style-name="P6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1" draw:text-style-name="P7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10" draw:text-style-name="P6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1" draw:text-style-name="P7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1" draw:text-style-name="P7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1" draw:text-style-name="P7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1" draw:text-style-name="P13" draw:layer="layout" svg:width="1.226cm" svg:height="0.569cm" svg:x="4.144cm" svg:y="2.075cm">
          <draw:text-box>
            <text:p text:style-name="P2"><text:span text:style-name="T7">Circle</text:span></text:p>
          </draw:text-box>
        </draw:frame>
        <draw:g>
          <draw:line draw:style-name="gr40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1" draw:text-style-name="P7" draw:layer="layout" svg:width="0.2cm" svg:height="0.2cm" draw:transform="rotate (1.03044239037745) translate (4.6cm 7.36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2" draw:text-style-name="P18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42" draw:text-style-name="P18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40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1" draw:text-style-name="P7" draw:layer="layout" svg:width="0.2cm" svg:height="0.2cm" draw:transform="rotate (-0.99413954193597) translate (2.78cm 3.48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0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1" draw:text-style-name="P7" draw:layer="layout" svg:width="0.2cm" svg:height="0.2cm" draw:transform="rotate (1.03044239037745) translate (2.626cm 7.38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3" draw:text-style-name="P13" draw:layer="layout" svg:width="1.666cm" svg:height="0.569cm" svg:x="2.134cm" svg:y="2.031cm">
          <draw:text-box>
            <text:p text:style-name="P2"><text:span text:style-name="T7">No Circle</text:span></text:p>
          </draw:text-box>
        </draw:frame>
        <draw:frame draw:style-name="gr44" draw:text-style-name="P18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45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1" draw:text-style-name="P7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6" draw:text-style-name="P18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47" draw:text-style-name="P18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1" draw:text-style-name="P7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8" draw:text-style-name="P18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45" draw:text-style-name="P1" draw:layer="layout" svg:x1="15cm" svg:y1="2cm" svg:x2="15cm" svg:y2="8cm">
          <text:p/>
        </draw:line>
        <draw:frame draw:style-name="gr49" draw:text-style-name="P18" draw:layer="layout" svg:width="0.934cm" svg:height="0.489cm" svg:x="2.5cm" svg:y="2.511cm">
          <draw:text-box>
            <text:p text:style-name="P2"><text:span text:style-name="T10">PNP</text:span></text:p>
          </draw:text-box>
        </draw:frame>
        <draw:frame draw:style-name="gr50" draw:text-style-name="P13" draw:layer="layout" svg:width="1.124cm" svg:height="0.569cm" svg:x="3.234cm" svg:y="1.5cm">
          <draw:text-box>
            <text:p text:style-name="P2"><text:span text:style-name="T7">BJTs</text:span></text:p>
          </draw:text-box>
        </draw:frame>
        <draw:frame draw:style-name="gr51" draw:text-style-name="P18" draw:layer="layout" svg:width="0.947cm" svg:height="0.489cm" svg:x="2.5cm" svg:y="5.5cm">
          <draw:text-box>
            <text:p text:style-name="P2"><text:span text:style-name="T10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7-04T14:27:11.064000000</dc:date>
    <meta:editing-duration>P1DT5H26S</meta:editing-duration>
    <meta:editing-cycles>61</meta:editing-cycles>
    <meta:generator>LibreOffice/6.4.4.2$Windows_X86_64 LibreOffice_project/3d775be2011f3886db32dfd395a6a6d1ca2630ff</meta:generator>
    <meta:document-statistic meta:object-count="369"/>
  </office:meta>
</office:document-meta>
</file>